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adornments="Regular" style:font-pitch="fixed"/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56cm" fo:min-width="3.94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svg:stroke-width="0.102cm" svg:stroke-color="#008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gr5" style:family="graphic" style:parent-style-name="standard">
      <style:graphic-properties draw:stroke="none" svg:stroke-color="#000000" draw:fill="none" draw:fill-color="#ffffff" fo:min-height="0.957cm"/>
    </style:style>
    <style:style style:name="gr6" style:family="graphic" style:parent-style-name="objectwithoutfill">
      <style:graphic-properties draw:stroke="dash" draw:stroke-dash="Fine_20_Dashed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814cm"/>
    </style:style>
    <style:style style:name="gr8" style:family="graphic" style:parent-style-name="standard">
      <style:graphic-properties draw:stroke="none" svg:stroke-color="#000000" draw:fill="none" draw:fill-color="#ffffff" fo:min-height="1.255cm"/>
    </style:style>
    <style:style style:name="gr9" style:family="graphic" style:parent-style-name="standard">
      <style:graphic-properties draw:stroke="none" svg:stroke-color="#000000" draw:fill="none" draw:fill-color="#ffffff" fo:min-height="0.636cm"/>
    </style:style>
    <style:style style:name="gr10" style:family="graphic" style:parent-style-name="standard">
      <style:graphic-properties draw:stroke="none" draw:fill="none" fo:min-height="0.983cm"/>
    </style:style>
    <style:style style:name="gr11" style:family="graphic" style:parent-style-name="standard">
      <style:graphic-properties draw:stroke="none" svg:stroke-color="#000000" draw:fill="none" draw:fill-color="#ffffff" fo:min-height="0.712cm"/>
    </style:style>
    <style:style style:name="gr12" style:family="graphic" style:parent-style-name="standard">
      <style:graphic-properties draw:stroke="none" svg:stroke-color="#000000" draw:fill="none" draw:fill-color="#ffffff" fo:min-height="1.211cm"/>
    </style:style>
    <style:style style:name="gr13" style:family="graphic" style:parent-style-name="objectwithoutfill">
      <style:graphic-properties svg:stroke-width="0.051cm" svg:stroke-color="#006b6b" draw:marker-start-width="0.357cm" draw:marker-end="" draw:marker-end-width="0.357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20pt" fo:font-style="italic" style:font-size-asian="16pt" style:font-style-asian="italic" style:font-size-complex="16pt" style:font-style-complex="italic"/>
    </style:style>
    <style:style style:name="P6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color="#ffffff" fo:font-size="16pt" fo:font-style="italic" style:font-size-asian="16pt" style:font-style-asian="italic" style:font-size-complex="16pt" style:font-style-complex="italic"/>
    </style:style>
    <style:style style:name="P10" style:family="paragraph">
      <style:paragraph-properties fo:margin-top="0.42cm" fo:margin-bottom="0.35cm"/>
      <style:text-properties style:font-name="Courier 10 Pitch" fo:font-size="12pt" style:font-size-asian="10pt" style:font-size-complex="10pt"/>
    </style:style>
    <style:style style:name="P11" style:family="paragraph">
      <loext:graphic-properties draw:fill="none"/>
      <style:paragraph-properties fo:margin-top="0.42cm" fo:margin-bottom="0.35cm"/>
      <style:text-properties style:font-name="Courier 10 Pitch" fo:font-size="12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ffffff" fo:font-size="16pt" fo:font-style="italic" style:font-size-asian="16pt" style:font-style-asian="italic" style:font-size-complex="16pt" style:font-style-complex="italic"/>
    </style:style>
    <style:style style:name="T5" style:family="text">
      <style:text-properties style:font-name="Courier 10 Pitch" fo:font-size="12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45cm" svg:height="3.81cm" svg:x="7.985cm" svg:y="11.1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81cm" svg:y1="14.97cm" svg:x2="13.827cm" svg:y2="14.97cm">
          <text:p/>
        </draw:line>
        <draw:line draw:style-name="gr2" draw:text-style-name="P2" draw:layer="layout" svg:x1="4.81cm" svg:y1="14.97cm" svg:x2="4.81cm" svg:y2="9.89cm">
          <text:p/>
        </draw:line>
        <draw:line draw:style-name="gr3" draw:text-style-name="P2" draw:layer="layout" svg:x1="4.81cm" svg:y1="14.97cm" svg:x2="6.207cm" svg:y2="14.97cm">
          <text:p/>
        </draw:line>
        <draw:frame draw:style-name="gr4" draw:text-style-name="P3" draw:layer="layout" svg:width="4.491cm" svg:height="0.885cm" svg:x="13.681cm" svg:y="14.516cm">
          <draw:text-box>
            <text:p><text:span text:style-name="T1">time</text:span></text:p>
          </draw:text-box>
        </draw:frame>
        <draw:frame draw:style-name="gr5" draw:text-style-name="P4" draw:layer="layout" svg:width="4.091cm" svg:height="1.207cm" svg:x="2.759cm" svg:y="8.769cm">
          <draw:text-box>
            <text:p text:style-name="P1"><text:span text:style-name="T1">number of</text:span></text:p>
            <text:p text:style-name="P1"><text:span text:style-name="T1">events occurred</text:span></text:p>
          </draw:text-box>
        </draw:frame>
        <draw:line draw:style-name="gr6" draw:text-style-name="P2" draw:layer="layout" svg:x1="12.43cm" svg:y1="16.778cm" svg:x2="12.43cm" svg:y2="11.19cm">
          <text:p/>
        </draw:line>
        <draw:line draw:style-name="gr6" draw:text-style-name="P2" draw:layer="layout" svg:x1="6.12cm" svg:y1="16.778cm" svg:x2="6.12cm" svg:y2="11.19cm">
          <text:p/>
        </draw:line>
        <draw:line draw:style-name="gr6" draw:text-style-name="P2" draw:layer="layout" svg:x1="13.7cm" svg:y1="11.16cm" svg:x2="4.81cm" svg:y2="11.16cm">
          <text:p/>
        </draw:line>
        <draw:frame draw:style-name="gr7" draw:text-style-name="P5" draw:layer="layout" svg:width="2.032cm" svg:height="1.064cm" svg:x="8.493cm" svg:y="15.351cm">
          <draw:text-box>
            <text:p><text:span text:style-name="T2">Td</text:span></text:p>
          </draw:text-box>
        </draw:frame>
        <draw:frame draw:style-name="gr8" draw:text-style-name="P6" draw:layer="layout" svg:width="6.096cm" svg:height="1.505cm" svg:x="13.7cm" svg:y="10.719cm">
          <draw:text-box>
            <text:p><text:span text:style-name="T2">limitation</text:span><text:span text:style-name="T2"><text:line-break/></text:span><text:span text:style-name="T2">Cr</text:span></text:p>
          </draw:text-box>
        </draw:frame>
        <draw:line draw:style-name="gr3" draw:text-style-name="P2" draw:layer="layout" svg:x1="6.12cm" svg:y1="14.97cm" svg:x2="6.12cm" svg:y2="13.7cm">
          <text:p/>
        </draw:line>
        <draw:frame draw:style-name="gr4" draw:text-style-name="P8" draw:layer="layout" svg:width="1.824cm" svg:height="0.885cm" svg:x="2.986cm" svg:y="14.462cm">
          <draw:text-box>
            <text:p text:style-name="P7"><text:span text:style-name="T3">0</text:span></text:p>
          </draw:text-box>
        </draw:frame>
        <draw:frame draw:style-name="gr9" draw:text-style-name="P6" draw:layer="layout" svg:width="3.886cm" svg:height="0.886cm" draw:transform="rotate (0.785398163397448) translate (9.564cm 19.345cm)">
          <draw:text-box>
            <text:p text:style-name="P7"><text:span text:style-name="T2">time is up</text:span></text:p>
          </draw:text-box>
        </draw:frame>
        <draw:frame draw:style-name="gr9" draw:text-style-name="P6" draw:layer="layout" svg:width="3.886cm" svg:height="0.886cm" draw:transform="rotate (0.785398163397448) translate (3.265cm 19.346cm)">
          <draw:text-box>
            <text:p text:style-name="P7"><text:span text:style-name="T2">first occur</text:span></text:p>
          </draw:text-box>
        </draw:frame>
        <draw:line draw:style-name="gr3" draw:text-style-name="P2" draw:layer="layout" svg:x1="6.08cm" svg:y1="13.7cm" svg:x2="7.404cm" svg:y2="13.7cm">
          <text:p/>
        </draw:line>
        <draw:line draw:style-name="gr3" draw:text-style-name="P2" draw:layer="layout" svg:x1="7.404cm" svg:y1="13.7cm" svg:x2="7.404cm" svg:y2="12.43cm">
          <text:p/>
        </draw:line>
        <draw:line draw:style-name="gr3" draw:text-style-name="P2" draw:layer="layout" svg:x1="7.35cm" svg:y1="12.43cm" svg:x2="7.985cm" svg:y2="12.43cm">
          <text:p/>
        </draw:line>
        <draw:line draw:style-name="gr3" draw:text-style-name="P2" draw:layer="layout" svg:x1="7.985cm" svg:y1="12.403cm" svg:x2="7.985cm" svg:y2="11.133cm">
          <text:p/>
        </draw:line>
        <draw:line draw:style-name="gr6" draw:text-style-name="P2" draw:layer="layout" svg:x1="12.43cm" svg:y1="15.478cm" svg:x2="6.207cm" svg:y2="15.478cm">
          <text:p/>
        </draw:line>
        <draw:line draw:style-name="gr2" draw:text-style-name="P2" draw:layer="layout" svg:x1="6.08cm" svg:y1="15.478cm" svg:x2="12.43cm" svg:y2="15.478cm">
          <text:p/>
        </draw:line>
        <draw:frame draw:style-name="gr8" draw:text-style-name="P9" draw:layer="layout" svg:width="6.096cm" svg:height="1.505cm" svg:x="9.128cm" svg:y="12.322cm">
          <draw:text-box>
            <text:p><text:span text:style-name="T4">blocks</text:span></text:p>
            <text:p><text:span text:style-name="T4">requests</text:span></text:p>
          </draw:text-box>
        </draw:frame>
      </draw:page>
      <draw:page draw:name="page2" draw:style-name="dp1" draw:master-page-name="Default">
        <draw:frame draw:style-name="gr10" draw:text-style-name="P11" draw:layer="layout" svg:width="11.883cm" svg:height="1.233cm" svg:x="5.754cm" svg:y="12.993cm">
          <draw:text-box>
            <text:p text:style-name="P10"><text:span text:style-name="T5">QS_ClientEve</text:span><text:span text:style-name="T5">ntLimitCount </text:span><text:span text:style-name="T5">10 360 </text:span><text:span text:style-name="T5">LimitLogin</text:span></text:p>
          </draw:text-box>
        </draw:frame>
        <draw:frame draw:style-name="gr5" draw:text-style-name="P4" draw:layer="layout" svg:width="4.091cm" svg:height="1.207cm" svg:x="10.025cm" svg:y="11.314cm">
          <draw:text-box>
            <text:p text:style-name="P1"><text:span text:style-name="T1">numbe</text:span><text:span text:style-name="T1">r of</text:span></text:p>
            <text:p text:style-name="P1"><text:span text:style-name="T1">events </text:span><text:span text:style-name="T1">(Cr)</text:span></text:p>
          </draw:text-box>
        </draw:frame>
        <draw:frame draw:style-name="gr11" draw:text-style-name="P4" draw:layer="layout" svg:width="4.091cm" svg:height="1.199cm" svg:x="11.668cm" svg:y="14.135cm">
          <draw:text-box>
            <text:p text:style-name="P1"><text:span text:style-name="T1">dur</text:span><text:span text:style-name="T1">ati</text:span><text:span text:style-name="T1">on </text:span><text:span text:style-name="T1">(Td</text:span><text:span text:style-name="T1">)</text:span></text:p>
            <text:p text:style-name="P1"><text:span text:style-name="T1">in </text:span><text:span text:style-name="T1">sec</text:span><text:span text:style-name="T1">on</text:span><text:span text:style-name="T1">ds</text:span></text:p>
          </draw:text-box>
        </draw:frame>
        <draw:frame draw:style-name="gr12" draw:text-style-name="P4" draw:layer="layout" svg:width="5.08cm" svg:height="1.461cm" svg:x="14.462cm" svg:y="11.323cm">
          <draw:text-box>
            <text:p text:style-name="P1"><text:span text:style-name="T1">name of the event</text:span></text:p>
            <text:p text:style-name="P1"><text:span text:style-name="T1">(environment variable)</text:span></text:p>
          </draw:text-box>
        </draw:frame>
        <draw:line draw:style-name="gr13" draw:text-style-name="P2" draw:layer="layout" svg:x1="13.573cm" svg:y1="14.208cm" svg:x2="13.573cm" svg:y2="13.573cm">
          <text:p/>
        </draw:line>
        <draw:line draw:style-name="gr13" draw:text-style-name="P2" draw:layer="layout" svg:x1="12.573cm" svg:y1="13.109cm" svg:x2="12.573cm" svg:y2="12.474cm">
          <text:p/>
        </draw:line>
        <draw:line draw:style-name="gr13" draw:text-style-name="P2" draw:layer="layout" svg:x1="15.873cm" svg:y1="13.11cm" svg:x2="15.873cm" svg:y2="12.4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adornments="Regular" style:font-pitch="fixed"/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="Arrow" draw:marker-end-width="0.2cm" draw:marker-end-center="false" draw:fill="solid" draw:fill-color="#ff0000" draw:opacity="6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6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7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1T10:50:02.145555328</meta:creation-date>
    <dc:date>2017-12-06T21:12:00.513804154</dc:date>
    <meta:editing-duration>PT20M8S</meta:editing-duration>
    <meta:editing-cycles>6</meta:editing-cycles>
    <meta:generator>LibreOffice/5.1.6.2$Linux_X86_64 LibreOffice_project/10m0$Build-2</meta:generator>
    <meta:document-statistic meta:object-count="29"/>
  </office:meta>
</office:document-meta>
</file>